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T1_1" style:family="text"/>
    <style:style style:name="Table1" style:family="table">
      <style:table-properties table:align="left" style:width="16.642cm" fo:margin-left="-0.714cm"/>
    </style:style>
    <style:style style:name="Column1" style:family="table-column">
      <style:table-column-properties style:column-width="3.307cm"/>
    </style:style>
    <style:style style:name="Column2" style:family="table-column">
      <style:table-column-properties style:column-width="10.134cm"/>
    </style:style>
    <style:style style:name="Column3" style:family="table-column">
      <style:table-column-properties style:column-width="3.201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2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<text:s/><text:tab/><text:s/><text:tab/><text:s/><text:tab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><text:span text:style-name="T2_1">Identificação</text:span></text:p>
          </table:table-cell>
          <table:table-cell table:style-name="Cell2">
            <text:p text:style-name="P3"><text:span text:style-name="T3_1">Descrição</text:span></text:p>
          </table:table-cell>
          <table:table-cell table:style-name="Cell3">
            <text:p text:style-name="P4"><text:span text:style-name="T4_1">Prioridade</text:span></text:p>
          </table:table-cell>
        </table:table-row>
        <table:table-row table:style-name="Row2">
          <table:table-cell table:style-name="Cell4">
            <text:p text:style-name="P5"><text:span text:style-name="T5_1"><text:tab/><text:tab/><text:tab/></text:span></text:p>
            <text:p text:style-name="P6"><text:span text:style-name="T6_1">RF</text:span><text:span text:style-name="T6_2">01</text:span></text:p>
            <text:p text:style-name="P7"><text:span text:style-name="T7_1"><text:tab/><text:tab/></text:span></text:p>
          </table:table-cell>
          <table:table-cell table:style-name="Cell5">
            <text:p text:style-name="P8"/>
            <text:p text:style-name="P9"><text:span text:style-name="T9_1">Disponibilizar</text:span><text:span text:style-name="T9_2"><text:s/></text:span><text:span text:style-name="T9_3">o</text:span><text:span text:style-name="T9_4"><text:s/></text:span><text:span text:style-name="T9_5">cardápio</text:span><text:span text:style-name="T9_6"><text:s/></text:span><text:span text:style-name="T9_7">do</text:span><text:span text:style-name="T9_8"><text:s/></text:span><text:span text:style-name="T9_9">estabelecimento</text:span><text:span text:style-name="T9_10"><text:s/></text:span><text:span text:style-name="T9_11">com</text:span><text:span text:style-name="T9_12"><text:s/></text:span><text:span text:style-name="T9_13">seus</text:span><text:span text:style-name="T9_14"><text:s/></text:span><text:span text:style-name="T9_15">produtos</text:span><text:span text:style-name="T9_16"><text:s/></text:span><text:span text:style-name="T9_17">e</text:span><text:span text:style-name="T9_18"><text:s/></text:span><text:span text:style-name="T9_19">preços</text:span><text:span text:style-name="T9_20">.<text:tab/><text:tab/></text:span></text:p>
          </table:table-cell>
          <table:table-cell table:style-name="Cell6">
            <text:p text:style-name="P10"><text:span text:style-name="T10_1"><text:tab/><text:tab/><text:tab/></text:span></text:p>
            <text:p text:style-name="P11"><text:span text:style-name="T11_1">Alta</text:span></text:p>
            <text:p text:style-name="P12"><text:span text:style-name="T12_1"><text:tab/><text:tab/></text:span></text:p>
          </table:table-cell>
        </table:table-row>
        <table:table-row table:style-name="Row3">
          <table:table-cell table:style-name="Cell7">
            <text:p text:style-name="P13"><text:span text:style-name="T13_1"><text:tab/><text:tab/><text:tab/></text:span></text:p>
            <text:p text:style-name="P14"><text:span text:style-name="T14_1">RF</text:span><text:span text:style-name="T14_2">02</text:span></text:p>
            <text:p text:style-name="P15"><text:span text:style-name="T15_1"><text:tab/><text:tab/></text:span></text:p>
          </table:table-cell>
          <table:table-cell table:style-name="Cell8">
            <text:p text:style-name="P16"><text:span text:style-name="T16_1">Cadastro</text:span><text:span text:style-name="T16_2"><text:s/></text:span><text:span text:style-name="T16_3">e</text:span><text:span text:style-name="T16_4"><text:s/></text:span><text:span text:style-name="T16_5">manutenção</text:span><text:span text:style-name="T16_6"><text:s/></text:span><text:span text:style-name="T16_7">de</text:span><text:span text:style-name="T16_8"><text:s/></text:span><text:span text:style-name="T16_9">usuários</text:span><text:span text:style-name="T16_10">/</text:span><text:span text:style-name="T16_11">mesas</text:span><text:span text:style-name="T16_12"><text:s/></text:span><text:span text:style-name="T16_13">clientes</text:span><text:span text:style-name="T16_14"><text:s/></text:span><text:span text:style-name="T16_15">e</text:span><text:span text:style-name="T16_16"><text:s/></text:span><text:span text:style-name="T16_17">usuários</text:span><text:span text:style-name="T16_18"><text:s/></text:span><text:span text:style-name="T16_19">administradores</text:span><text:span text:style-name="T16_20">.</text:span></text:p>
            <text:p text:style-name="P17"/>
            <text:p text:style-name="P18"><text:span text:style-name="T18_1"><text:tab/><text:tab/></text:span></text:p>
          </table:table-cell>
          <table:table-cell table:style-name="Cell9">
            <text:p text:style-name="P19"><text:span text:style-name="T19_1"><text:tab/><text:tab/><text:tab/></text:span></text:p>
            <text:p text:style-name="P20"><text:span text:style-name="T20_1">Alta</text:span></text:p>
            <text:p text:style-name="P21"><text:span text:style-name="T21_1"><text:tab/><text:tab/></text:span></text:p>
          </table:table-cell>
        </table:table-row>
        <table:table-row table:style-name="Row4">
          <table:table-cell table:style-name="Cell10">
            <text:p text:style-name="P22"><text:span text:style-name="T22_1"><text:tab/><text:tab/><text:tab/></text:span></text:p>
            <text:p text:style-name="P23"><text:span text:style-name="T23_1">RF</text:span><text:span text:style-name="T23_2">03</text:span></text:p>
            <text:p text:style-name="P24"><text:span text:style-name="T24_1"><text:tab/><text:tab/></text:span></text:p>
          </table:table-cell>
          <table:table-cell table:style-name="Cell11">
            <text:p text:style-name="P25"><text:span text:style-name="T25_1">Cadastro</text:span><text:span text:style-name="T25_2"><text:s/></text:span><text:span text:style-name="T25_3">de</text:span><text:span text:style-name="T25_4"><text:s/></text:span><text:span text:style-name="T25_5">produtos</text:span><text:span text:style-name="T25_6"><text:s/></text:span><text:span text:style-name="T25_7">com</text:span><text:span text:style-name="T25_8"><text:s/></text:span><text:span text:style-name="T25_9">suas</text:span><text:span text:style-name="T25_10"><text:s/></text:span><text:span text:style-name="T25_11">informações</text:span><text:span text:style-name="T25_12"><text:s/></text:span><text:span text:style-name="T25_13">de</text:span><text:span text:style-name="T25_14"><text:s/></text:span><text:span text:style-name="T25_15">categorias</text:span><text:span text:style-name="T25_16">,<text:s/></text:span><text:span text:style-name="T25_17">e</text:span><text:span text:style-name="T25_18"><text:s/></text:span><text:span text:style-name="T25_19">que</text:span><text:span text:style-name="T25_20"><text:s/></text:span><text:span text:style-name="T25_21">apenas</text:span><text:span text:style-name="T25_22"><text:s/></text:span><text:span text:style-name="T25_23">o</text:span><text:span text:style-name="T25_24"><text:s/></text:span><text:span text:style-name="T25_25">usuário</text:span><text:span text:style-name="T25_26"><text:s/></text:span><text:span text:style-name="T25_27">administrador</text:span><text:span text:style-name="T25_28"><text:s/></text:span><text:span text:style-name="T25_29">consiga</text:span><text:span text:style-name="T25_30"><text:s/></text:span><text:span text:style-name="T25_31">criar</text:span><text:span text:style-name="T25_32">/</text:span><text:span text:style-name="T25_33">editar</text:span></text:p>
          </table:table-cell>
          <table:table-cell table:style-name="Cell12">
            <text:p text:style-name="P26"><text:span text:style-name="T26_1"><text:tab/><text:tab/><text:tab/></text:span></text:p>
            <text:p text:style-name="P27"><text:span text:style-name="T27_1">Alta</text:span></text:p>
            <text:p text:style-name="P28"><text:span text:style-name="T28_1"><text:tab/><text:tab/></text:span></text:p>
          </table:table-cell>
        </table:table-row>
        <table:table-row table:style-name="Row5">
          <table:table-cell table:style-name="Cell13">
            <text:p text:style-name="P29"><text:span text:style-name="T29_1"><text:tab/><text:tab/><text:tab/></text:span></text:p>
            <text:p text:style-name="P30"><text:span text:style-name="T30_1">RF</text:span><text:span text:style-name="T30_2">04</text:span></text:p>
            <text:p text:style-name="P31"><text:span text:style-name="T31_1"><text:tab/><text:tab/></text:span></text:p>
          </table:table-cell>
          <table:table-cell table:style-name="Cell14">
            <text:p text:style-name="P32"><text:span text:style-name="T32_1">Disponibilizar</text:span><text:span text:style-name="T32_2"><text:s/></text:span><text:span text:style-name="T32_3">criação</text:span><text:span text:style-name="T32_4"><text:s/></text:span><text:span text:style-name="T32_5">de</text:span><text:span text:style-name="T32_6"><text:s/></text:span><text:span text:style-name="T32_7">pedidos</text:span><text:span text:style-name="T32_8"><text:s/></text:span><text:span text:style-name="T32_9">externos</text:span><text:span text:style-name="T32_10">.</text:span></text:p>
          </table:table-cell>
          <table:table-cell table:style-name="Cell15">
            <text:p text:style-name="P33"><text:span text:style-name="T33_1">Baixa</text:span></text:p>
          </table:table-cell>
        </table:table-row>
        <table:table-row table:style-name="Row6">
          <table:table-cell table:style-name="Cell16">
            <text:p text:style-name="P34"><text:span text:style-name="T34_1"><text:tab/><text:tab/><text:tab/></text:span></text:p>
            <text:p text:style-name="P35"><text:span text:style-name="T35_1">RF</text:span><text:span text:style-name="T35_2">05</text:span></text:p>
            <text:p text:style-name="P36"><text:span text:style-name="T36_1"><text:tab/><text:tab/></text:span></text:p>
          </table:table-cell>
          <table:table-cell table:style-name="Cell17">
            <text:p text:style-name="P37"><text:span text:style-name="T37_1">Fila</text:span><text:span text:style-name="T37_2"><text:s/></text:span><text:span text:style-name="T37_3">e</text:span><text:span text:style-name="T37_4"><text:s/></text:span><text:span text:style-name="T37_5">sequência</text:span><text:span text:style-name="T37_6"><text:s/></text:span><text:span text:style-name="T37_7">de</text:span><text:span text:style-name="T37_8"><text:s/></text:span><text:span text:style-name="T37_9">pedidos</text:span><text:span text:style-name="T37_10"><text:s/></text:span><text:span text:style-name="T37_11">para</text:span><text:span text:style-name="T37_12"><text:s/></text:span><text:span text:style-name="T37_13">que</text:span><text:span text:style-name="T37_14"><text:s/></text:span><text:span text:style-name="T37_15">os</text:span><text:span text:style-name="T37_16"><text:s/></text:span><text:span text:style-name="T37_17">clientes</text:span><text:span text:style-name="T37_18"><text:s/></text:span><text:span text:style-name="T37_19">consigam</text:span><text:span text:style-name="T37_20"><text:s/></text:span><text:span text:style-name="T37_21">acompanhar</text:span><text:span text:style-name="T37_22"><text:s/></text:span><text:span text:style-name="T37_23">o</text:span><text:span text:style-name="T37_24"><text:s/></text:span><text:span text:style-name="T37_25">andamento</text:span><text:span text:style-name="T37_26">.</text:span></text:p>
          </table:table-cell>
          <table:table-cell table:style-name="Cell18">
            <text:p text:style-name="P38"><text:span text:style-name="T38_1">Baixa</text:span></text:p>
          </table:table-cell>
        </table:table-row>
        <table:table-row table:style-name="Row7">
          <table:table-cell table:style-name="Cell19">
            <text:p text:style-name="P39"><text:span text:style-name="T39_1"><text:tab/><text:tab/><text:tab/></text:span></text:p>
            <text:p text:style-name="P40"><text:span text:style-name="T40_1">RF</text:span><text:span text:style-name="T40_2">06</text:span></text:p>
            <text:p text:style-name="P41"><text:span text:style-name="T41_1"><text:tab/><text:tab/></text:span></text:p>
          </table:table-cell>
          <table:table-cell table:style-name="Cell20">
            <text:p text:style-name="P42"><text:span text:style-name="T42_1">Visualização</text:span><text:span text:style-name="T42_2"><text:s/></text:span><text:span text:style-name="T42_3">da</text:span><text:span text:style-name="T42_4"><text:s/></text:span><text:span text:style-name="T42_5">disponibilidade</text:span><text:span text:style-name="T42_6"><text:s/></text:span><text:span text:style-name="T42_7">das</text:span><text:span text:style-name="T42_8"><text:s/></text:span><text:span text:style-name="T42_9">mesas</text:span><text:span text:style-name="T42_10">.</text:span></text:p>
          </table:table-cell>
          <table:table-cell table:style-name="Cell21">
            <text:p text:style-name="P43"><text:span text:style-name="T43_1">Média</text:span></text:p>
          </table:table-cell>
        </table:table-row>
        <table:table-row table:style-name="Row8">
          <table:table-cell table:style-name="Cell22">
            <text:p text:style-name="P44"><text:span text:style-name="T44_1"><text:tab/><text:tab/><text:tab/></text:span></text:p>
            <text:p text:style-name="P45"><text:span text:style-name="T45_1">RF</text:span><text:span text:style-name="T45_2">07</text:span></text:p>
            <text:p text:style-name="P46"><text:span text:style-name="T46_1"><text:tab/><text:tab/></text:span></text:p>
          </table:table-cell>
          <table:table-cell table:style-name="Cell23">
            <text:p text:style-name="P47"><text:span text:style-name="T47_1">Inclusão</text:span><text:span text:style-name="T47_2"><text:s/></text:span><text:span text:style-name="T47_3">de</text:span><text:span text:style-name="T47_4"><text:s/></text:span><text:span text:style-name="T47_5">comanda</text:span><text:span text:style-name="T47_6"><text:s/></text:span><text:span text:style-name="T47_7">e</text:span><text:span text:style-name="T47_8"><text:s/></text:span><text:span text:style-name="T47_9">pedidos</text:span><text:span text:style-name="T47_10"><text:s/></text:span><text:span text:style-name="T47_11">ao</text:span><text:span text:style-name="T47_12"><text:s/></text:span><text:span text:style-name="T47_13">iniciar</text:span><text:span text:style-name="T47_14"><text:s/></text:span><text:span text:style-name="T47_15">o</text:span><text:span text:style-name="T47_16"><text:s/></text:span><text:span text:style-name="T47_17">atendimento</text:span></text:p>
          </table:table-cell>
          <table:table-cell table:style-name="Cell24">
            <text:p text:style-name="P48"><text:span text:style-name="T48_1"><text:tab/><text:tab/><text:tab/></text:span></text:p>
            <text:p text:style-name="P49"><text:span text:style-name="T49_1">Alta</text:span></text:p>
            <text:p text:style-name="P50"><text:span text:style-name="T50_1"><text:tab/><text:tab/></text:span></text:p>
          </table:table-cell>
        </table:table-row>
        <table:table-row table:style-name="Row9">
          <table:table-cell table:style-name="Cell25">
            <text:p text:style-name="P51"><text:span text:style-name="T51_1">RF</text:span><text:span text:style-name="T51_2">08</text:span></text:p>
          </table:table-cell>
          <table:table-cell table:style-name="Cell26">
            <text:p text:style-name="P52"><text:span text:style-name="T52_1">Apenas</text:span><text:span text:style-name="T52_2"><text:s/></text:span><text:span text:style-name="T52_3">o</text:span><text:span text:style-name="T52_4"><text:s/></text:span><text:span text:style-name="T52_5">usuário</text:span><text:span text:style-name="T52_6"><text:s/></text:span><text:span text:style-name="T52_7">administrador</text:span><text:span text:style-name="T52_8"><text:s/></text:span><text:span text:style-name="T52_9">tem</text:span><text:span text:style-name="T52_10"><text:s/></text:span><text:span text:style-name="T52_11">o</text:span><text:span text:style-name="T52_12"><text:s/></text:span><text:span text:style-name="T52_13">privilégio</text:span><text:span text:style-name="T52_14"><text:s/></text:span><text:span text:style-name="T52_15">de</text:span><text:span text:style-name="T52_16"><text:s/></text:span><text:span text:style-name="T52_17">alterar</text:span><text:span text:style-name="T52_18"><text:s/></text:span><text:span text:style-name="T52_19">as</text:span><text:span text:style-name="T52_20"><text:s/></text:span><text:span text:style-name="T52_21">configurações</text:span><text:span text:style-name="T52_22"><text:s/></text:span><text:span text:style-name="T52_23">do</text:span><text:span text:style-name="T52_24"><text:s/></text:span><text:span text:style-name="T52_25">estabelecimento</text:span><text:span text:style-name="T52_26">.</text:span></text:p>
          </table:table-cell>
          <table:table-cell table:style-name="Cell27">
            <text:p text:style-name="P53"><text:span text:style-name="T53_1">Alta</text:span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